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fc6" officeooo:paragraph-rsid="000b4fc6"/>
    </style:style>
    <style:style style:name="T1" style:family="text">
      <style:text-properties officeooo:rsid="000b4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Hôte : </text:span><text:a xlink:type="simple" xlink:href="ftp://ftp.ciagroupafrica.com/" text:style-name="Internet_20_link" text:visited-style-name="Visited_20_Internet_20_Link">ftp.ciagroupafrica.com</text:a></text:p>
      <text:p text:style-name="P1">Nom d’utilisateur : <text:a xlink:type="simple" xlink:href="mailto:ciagroupdap@gmail" text:style-name="Internet_20_link" text:visited-style-name="Visited_20_Internet_20_Link">ciagroupdap@gmail</text:a>,com</text:p>
      <text:p text:style-name="P1">password : ddMng9Fnqx@8DE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1:51:50.388977398</meta:creation-date>
    <meta:editing-duration>PT1H8M50S</meta:editing-duration>
    <meta:editing-cycles>2</meta:editing-cycles>
    <meta:generator>LibreOffice/7.3.7.2$Linux_X86_64 LibreOffice_project/30$Build-2</meta:generator>
    <dc:date>2023-12-19T11:51:56.431314481</dc:date>
    <meta:document-statistic meta:table-count="0" meta:image-count="0" meta:object-count="0" meta:page-count="1" meta:paragraph-count="3" meta:word-count="10" meta:character-count="96" meta:non-whitespace-character-count="89"/>
  </office:meta>
</office:document-meta>
</file>